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/>
    </style:style>
    <style:style style:name="P2" style:family="paragraph" style:parent-style-name="Standard">
      <style:text-properties style:font-name="Ubuntu Condensed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03c9c8" officeooo:paragraph-rsid="0003c9c8"/>
    </style:style>
    <style:style style:name="P4" style:family="paragraph" style:parent-style-name="Standard">
      <style:text-properties style:font-name="Ubuntu Condensed" officeooo:rsid="0001d259" officeooo:paragraph-rsid="0001d259"/>
    </style:style>
    <style:style style:name="P5" style:family="paragraph" style:parent-style-name="Standard">
      <style:text-properties style:font-name="Ubuntu Condensed" officeooo:paragraph-rsid="0001d259"/>
    </style:style>
    <style:style style:name="P6" style:family="paragraph" style:parent-style-name="Standard">
      <style:text-properties style:font-name="Ubuntu Condensed" officeooo:paragraph-rsid="0003c9c8"/>
    </style:style>
    <style:style style:name="P7" style:family="paragraph" style:parent-style-name="Standard">
      <style:text-properties style:font-name="Ubuntu Condensed" officeooo:rsid="0003c9c8" officeooo:paragraph-rsid="0003c9c8"/>
    </style:style>
    <style:style style:name="P8" style:family="paragraph" style:parent-style-name="Standard">
      <style:paragraph-properties fo:text-align="center" style:justify-single-word="false"/>
      <style:text-properties style:font-name="Ubuntu Condensed" style:text-underline-style="none" officeooo:rsid="0003c9c8" officeooo:paragraph-rsid="0003c9c8"/>
    </style:style>
    <style:style style:name="P9" style:family="paragraph" style:parent-style-name="Standard">
      <style:text-properties style:font-name="Ubuntu Condensed" style:text-underline-style="none" officeooo:rsid="0003c9c8" officeooo:paragraph-rsid="0003c9c8"/>
    </style:style>
    <style:style style:name="P10" style:family="paragraph" style:parent-style-name="Standard">
      <style:text-properties style:font-name="Ubuntu Condensed" style:text-underline-style="none" officeooo:paragraph-rsid="0003c9c8"/>
    </style:style>
    <style:style style:name="P11" style:family="paragraph" style:parent-style-name="Standard">
      <style:paragraph-properties fo:text-align="center" style:justify-single-word="false"/>
      <style:text-properties style:font-name="Ubuntu Condensed" fo:font-size="16pt" style:text-underline-style="none" officeooo:rsid="0003c9c8" officeooo:paragraph-rsid="0003c9c8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Ubuntu Condensed" fo:font-size="16pt" style:text-underline-style="none" fo:font-weight="bold" officeooo:rsid="0003c9c8" officeooo:paragraph-rsid="0003c9c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buntu Condensed" fo:font-size="15pt" fo:font-style="normal" style:text-underline-style="solid" style:text-underline-width="auto" style:text-underline-color="font-color" fo:font-weight="bold" officeooo:rsid="0003c9c8" officeooo:paragraph-rsid="0003c9c8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break-before="page"/>
      <style:text-properties style:font-name="Ubuntu Condense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1d259"/>
    </style:style>
    <style:style style:name="T4" style:family="text">
      <style:text-properties officeooo:rsid="0003c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bajo práctico – MensajerO</text:p>
      <text:p text:style-name="P11"/>
      <text:p text:style-name="P8">Taller de Programación II (75.52)</text:p>
      <text:p text:style-name="P8">1º Cuatrimestre 2015</text:p>
      <text:p text:style-name="P8"/>
      <text:p text:style-name="P8">Facultad de Ingeniería</text:p>
      <text:p text:style-name="P8">Universidad de Buenos Aires</text:p>
      <text:p text:style-name="P8"/>
      <text:p text:style-name="P3"/>
      <text:p text:style-name="P13">CRONOGRAMA</text:p>
      <text:p text:style-name="P2"/>
      <text:p text:style-name="P2"/>
      <text:p text:style-name="P2">Semana 1</text:p>
      <text:p text:style-name="P1">No <text:span text:style-name="T3">teníamos</text:span> el tp todaví<text:span text:style-name="T3">a.</text:span></text:p>
      <text:p text:style-name="P1"/>
      <text:p text:style-name="P2">Semana 2</text:p>
      <text:p text:style-name="P1"><text:span text:style-name="T3">Búsqueda, descarga y configuración </text:span>de las bibliotecas <text:span text:style-name="T3">y herramientas</text:span> <text:span text:style-name="T3">necesarias para el tp. C</text:span>omienzo de <text:span text:style-name="T3">familiarización</text:span> <text:span text:style-name="T3">con ellas, y con Android Studio.</text:span></text:p>
      <text:p text:style-name="P1"/>
      <text:p text:style-name="P2">Semana 3</text:p>
      <text:p text:style-name="P1"><text:span text:style-name="T3">Instalación</text:span> de las bibliotecas y <text:span text:style-name="T3">configuración</text:span> de entorno<text:span text:style-name="T3">s</text:span> (<text:span text:style-name="T3">E</text:span>clipse y <text:span text:style-name="T3">A</text:span>ndriod <text:span text:style-name="T3">S</text:span>tudio).</text:p>
      <text:p text:style-name="P4">Configuración para correr desde consola con Cmake.</text:p>
      <text:p text:style-name="P5"><text:span text:style-name="T3">P</text:span>rimeros tests de las bibliotecas y <text:span text:style-name="T3">H</text:span>ello world! con <text:span text:style-name="T3">A</text:span>ndriod <text:span text:style-name="T3">S</text:span>tudio.</text:p>
      <text:p text:style-name="P1"/>
      <text:p text:style-name="P2">Semana 4</text:p>
      <text:p text:style-name="P5"><text:span text:style-name="T3">S</text:span>erializaci<text:span text:style-name="T3">ó</text:span>n <text:span text:style-name="T3">y deserialización </text:span>de paquete<text:span text:style-name="T3">s a enviar y recibir</text:span> en servidor.</text:p>
      <text:p text:style-name="P5"><text:span text:style-name="T3">Diseño de tablas y tipos de </text:span>acceso a la database con <text:span text:style-name="T3">R</text:span>ocksdb.</text:p>
      <text:p text:style-name="P5"><text:span text:style-name="T3">Configuración</text:span> para correr con <text:span text:style-name="T3">C</text:span>make.</text:p>
      <text:p text:style-name="P6">Cliente: <text:span text:style-name="T4">s</text:span>erializaci<text:span text:style-name="T3">ó</text:span>n <text:span text:style-name="T3">y deserialización </text:span>de paquete<text:span text:style-name="T3">s a enviar y recibir. Conexión con servidor http.</text:span></text:p>
      <text:p text:style-name="P1"/>
      <text:p text:style-name="P2">Semana 5</text:p>
      <text:p text:style-name="P6"><text:span text:style-name="T3">Configuración</text:span> de <text:span text:style-name="T4">M</text:span>ongoose.</text:p>
      <text:p text:style-name="P6">Primera comunicación cliente-servidor. Operaciones básicas.</text:p>
      <text:p text:style-name="P6">Pruebas con varios clientes.</text:p>
      <text:p text:style-name="P1"/>
      <text:p text:style-name="P2">Semana 6</text:p>
      <text:p text:style-name="P7">Cliente con mas operaciones, mas completa la interfaz gráfica.</text:p>
      <text:p text:style-name="P1">Intercambio con el servidor de operaciones mas complejas.</text:p>
      <text:p text:style-name="P1"/>
      <text:p text:style-name="P2">Semana 7</text:p>
      <text:p text:style-name="P6"><text:span text:style-name="T4">Cliente y servidor con funciones básicas andando y pulidas.</text:span></text:p>
      <text:p text:style-name="P7">Ver que funcione desde la consola el server.</text:p>
      <text:p text:style-name="P1"/>
      <text:p text:style-name="P2">Semana 8</text:p>
      <text:p text:style-name="P7">Preentrega 1.</text:p>
      <text:p text:style-name="P7">Completar interfaz del cliente.</text:p>
      <text:p text:style-name="P1"/>
      <text:p text:style-name="P2">Semana 9</text:p>
      <text:p text:style-name="P1"><text:span text:style-name="T4">A</text:span>rreglar observaciones de los ayudantes sobre la entrega de la semana 8.</text:p>
      <text:p text:style-name="P6"><text:span text:style-name="T4">C</text:span>omienzo de los manuales y <text:span text:style-name="T4">documentación</text:span> <text:span text:style-name="T4">de código fuente.</text:span></text:p>
      <text:p text:style-name="P7">Completar interfaz del cliente y mejorar su usabilidad.</text:p>
      <text:p text:style-name="P1"><text:soft-page-break/></text:p>
      <text:p text:style-name="P2">Semana 10</text:p>
      <text:p text:style-name="P6"><text:span text:style-name="T4">A</text:span>rreglar observaciones de los ayudantes sobre la entrega de la semana 8.</text:p>
      <text:p text:style-name="P6"><text:span text:style-name="T4">C</text:span>omienzo de los manuales y <text:span text:style-name="T4">documentación</text:span> <text:span text:style-name="T4">de código fuente.</text:span></text:p>
      <text:p text:style-name="P7">Completar interfaz del cliente y mejorar su usabilidad.</text:p>
      <text:p text:style-name="P1"/>
      <text:p text:style-name="P2">Semana 11</text:p>
      <text:p text:style-name="P6"><text:span text:style-name="T4">A</text:span>rreglar observaciones de los ayudantes sobre la entrega de la semana 8.</text:p>
      <text:p text:style-name="P6"><text:span text:style-name="T4">C</text:span>omienzo de los manuales y <text:span text:style-name="T4">documentación</text:span> <text:span text:style-name="T4">de código fuente.</text:span></text:p>
      <text:p text:style-name="P7">Completar interfaz del cliente y mejorar su usabilidad.</text:p>
      <text:p text:style-name="P1"/>
      <text:p text:style-name="P2">Semana 12</text:p>
      <text:p text:style-name="P6"><text:span text:style-name="T4">A</text:span>rreglar observaciones de los ayudantes sobre la entrega de la semana 8.</text:p>
      <text:p text:style-name="P6"><text:span text:style-name="T4">C</text:span>omienzo de los manuales y <text:span text:style-name="T4">documentación</text:span> <text:span text:style-name="T4">de código fuente.</text:span></text:p>
      <text:p text:style-name="P7">Completar interfaz del cliente y mejorar su usabilidad.</text:p>
      <text:p text:style-name="P1"/>
      <text:p text:style-name="P2">Semana 1<text:span text:style-name="T4">3</text:span></text:p>
      <text:p text:style-name="P7">Preentrega 2.</text:p>
      <text:p text:style-name="P1"/>
      <text:p text:style-name="P2">Semana 14</text:p>
      <text:p text:style-name="P10"><text:span text:style-name="T4">A</text:span>rreglar observaciones de los ayudantes sobre la entrega de la semana <text:span text:style-name="T4">13, sobre cliente, servidor y manuales.</text:span></text:p>
      <text:p text:style-name="P1"/>
      <text:p text:style-name="P2">Semana 15</text:p>
      <text:p text:style-name="P9">Arreglar observaciones de los ayudantes sobre la entrega de la semana 13, sobre cliente, servidor y manuales.</text:p>
      <text:p text:style-name="P1"/>
      <text:p text:style-name="P2">Semana 16</text:p>
      <text:p text:style-name="P1">Entrega Final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5-03-29T21:39:17</meta:creation-date>
    <dc:date>2015-04-02T17:45:22.193995646</dc:date>
    <meta:editing-duration>PT54M4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4" meta:paragraph-count="56" meta:word-count="356" meta:character-count="2298" meta:non-whitespace-character-count="1992"/>
  </office:meta>
</office:document-meta>
</file>